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d109"/>
    </style:style>
    <style:style style:name="P2" style:family="paragraph" style:parent-style-name="Standard">
      <style:text-properties officeooo:paragraph-rsid="0006dfe5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officeooo:rsid="0006dfe5" officeooo:paragraph-rsid="0006dfe5"/>
    </style:style>
    <style:style style:name="P5" style:family="paragraph" style:parent-style-name="Standard">
      <style:text-properties style:font-name="Verdana" officeooo:rsid="0006d109" officeooo:paragraph-rsid="0006d109"/>
    </style:style>
    <style:style style:name="P6" style:family="paragraph" style:parent-style-name="Standard">
      <style:text-properties style:font-name="Verdana"/>
    </style:style>
    <style:style style:name="P7" style:family="paragraph" style:parent-style-name="Standard">
      <style:text-properties style:font-name="Verdana" officeooo:paragraph-rsid="000b4cca"/>
    </style:style>
    <style:style style:name="P8" style:family="paragraph" style:parent-style-name="Standard">
      <style:text-properties style:font-name="Verdana" officeooo:rsid="0006d109" officeooo:paragraph-rsid="000f6801"/>
    </style:style>
    <style:style style:name="P9" style:family="paragraph" style:parent-style-name="Standard">
      <style:text-properties style:font-name="Verdana" officeooo:rsid="000b4cca" officeooo:paragraph-rsid="000b4cca"/>
    </style:style>
    <style:style style:name="P10" style:family="paragraph" style:parent-style-name="Standard">
      <style:text-properties style:font-name="Verdana" officeooo:rsid="000d66e3" officeooo:paragraph-rsid="000d66e3"/>
    </style:style>
    <style:style style:name="P11" style:family="paragraph" style:parent-style-name="Standard">
      <style:text-properties style:font-name="Verdana" officeooo:paragraph-rsid="000f6801"/>
    </style:style>
    <style:style style:name="P12" style:family="paragraph" style:parent-style-name="Standard">
      <style:text-properties style:font-name="Verdana" officeooo:rsid="0010050d" officeooo:paragraph-rsid="000d66e3"/>
    </style:style>
    <style:style style:name="P13" style:family="paragraph" style:parent-style-name="Standard">
      <style:text-properties style:font-name="Verdana" officeooo:rsid="0010050d" officeooo:paragraph-rsid="0010050d"/>
    </style:style>
    <style:style style:name="P14" style:family="paragraph" style:parent-style-name="Standard">
      <style:text-properties style:font-name="Verdana" officeooo:rsid="00098b8c" officeooo:paragraph-rsid="00098b8c"/>
    </style:style>
    <style:style style:name="P15" style:family="paragraph" style:parent-style-name="Standard">
      <style:text-properties officeooo:paragraph-rsid="000c7ecc"/>
    </style:style>
    <style:style style:name="P16" style:family="paragraph" style:parent-style-name="Standard">
      <style:text-properties officeooo:rsid="000f6801" officeooo:paragraph-rsid="000f6801"/>
    </style:style>
    <style:style style:name="P17" style:family="paragraph" style:parent-style-name="Standard">
      <style:text-properties officeooo:paragraph-rsid="000f6801"/>
    </style:style>
    <style:style style:name="P18" style:family="paragraph" style:parent-style-name="Standard">
      <style:text-properties officeooo:paragraph-rsid="0011dffa"/>
    </style:style>
    <style:style style:name="P19" style:family="paragraph" style:parent-style-name="Standard">
      <style:text-properties officeooo:paragraph-rsid="000b4cca"/>
    </style:style>
    <style:style style:name="P20" style:family="paragraph" style:parent-style-name="Standard">
      <style:text-properties officeooo:paragraph-rsid="0010050d"/>
    </style:style>
    <style:style style:name="P21" style:family="paragraph" style:parent-style-name="Standard">
      <style:text-properties officeooo:rsid="001260c0" officeooo:paragraph-rsid="001260c0"/>
    </style:style>
    <style:style style:name="P22" style:family="paragraph" style:parent-style-name="Standard">
      <style:text-properties officeooo:paragraph-rsid="001260c0"/>
    </style:style>
    <style:style style:name="T1" style:family="text">
      <style:text-properties officeooo:rsid="0006d109"/>
    </style:style>
    <style:style style:name="T2" style:family="text">
      <style:text-properties style:font-name="Verdana"/>
    </style:style>
    <style:style style:name="T3" style:family="text">
      <style:text-properties style:font-name="Verdana" officeooo:rsid="0006d109"/>
    </style:style>
    <style:style style:name="T4" style:family="text">
      <style:text-properties style:font-name="Verdana" officeooo:rsid="0006dfe5"/>
    </style:style>
    <style:style style:name="T5" style:family="text">
      <style:text-properties style:font-name="Verdana" officeooo:rsid="0006dfe5" style:font-name-asian="Noto Sans Mono CJK SC" style:font-name-complex="Liberation Mono"/>
    </style:style>
    <style:style style:name="T6" style:family="text">
      <style:text-properties style:font-name="Verdana" officeooo:rsid="0008c764" style:font-name-asian="Noto Sans Mono CJK SC" style:font-name-complex="Liberation Mono"/>
    </style:style>
    <style:style style:name="T7" style:family="text">
      <style:text-properties style:font-name="Verdana" officeooo:rsid="0008c764"/>
    </style:style>
    <style:style style:name="T8" style:family="text">
      <style:text-properties style:font-name="Verdana" officeooo:rsid="000c7ecc"/>
    </style:style>
    <style:style style:name="T9" style:family="text">
      <style:text-properties style:font-name="Verdana" officeooo:rsid="000d66e3"/>
    </style:style>
    <style:style style:name="T10" style:family="text">
      <style:text-properties style:font-name="Verdana" officeooo:rsid="0011dffa"/>
    </style:style>
    <style:style style:name="T11" style:family="text">
      <style:text-properties style:font-name="Verdana" officeooo:rsid="0010050d"/>
    </style:style>
    <style:style style:name="T12" style:family="text">
      <style:text-properties style:font-name="Verdana" officeooo:rsid="000b4cca"/>
    </style:style>
    <style:style style:name="T13" style:family="text">
      <style:text-properties style:font-name="Verdana" officeooo:rsid="000be3f1"/>
    </style:style>
    <style:style style:name="T14" style:family="text">
      <style:text-properties style:font-name="Verdana" officeooo:rsid="001260c0"/>
    </style:style>
    <style:style style:name="T15" style:family="text">
      <style:text-properties officeooo:rsid="000f1b80"/>
    </style:style>
    <style:style style:name="T16" style:family="text">
      <style:text-properties officeooo:rsid="00126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open read_text_computer_vision program at linux:</text:p>
      <text:p text:style-name="P4"/>
      <text:p text:style-name="P2"><text:span text:style-name="T4">1) Download and install OpenCV library </text:span><text:span text:style-name="T7">(if you already did it just skip this step).</text:span></text:p>
      <text:p text:style-name="P3"/>
      <text:p text:style-name="P3"><text:span text:style-name="T1">T</text:span>he packages can be installed using a terminal and the following commands:</text:p>
      <text:p text:style-name="P5"/>
      <text:p text:style-name="P7">sudo apt-get install build-essential </text:p>
      <text:p text:style-name="P7"/>
      <text:p text:style-name="P7">sudo apt-get install cmake git libgtk2.0-dev pkg-config libavcodec-dev libavformat-dev libswscale-dev </text:p>
      <text:p text:style-name="P5"/>
      <text:p text:style-name="P15"><text:span text:style-name="T9">#</text:span><text:a xlink:type="simple" xlink:href="https://github.com/opencv/opencv.git" text:style-name="Internet_20_link" text:visited-style-name="Visited_20_Internet_20_Link"><text:span text:style-name="T8">d</text:span></text:a><text:span text:style-name="T8">ownload opencv </text:span><text:span text:style-name="T9">from: </text:span></text:p>
      <text:p text:style-name="P15"><text:span text:style-name="T9">#</text:span><text:a xlink:type="simple" xlink:href="https://opencv.org/releases/" text:style-name="Internet_20_link" text:visited-style-name="Visited_20_Internet_20_Link"><text:span text:style-name="T9">https://opencv.org/releases/</text:span></text:a></text:p>
      <text:p text:style-name="P16"><text:span text:style-name="T9">o</text:span><text:span text:style-name="T2">r type </text:span></text:p>
      <text:p text:style-name="P11">cd ~/&lt;my_working_directory&gt;</text:p>
      <text:p text:style-name="P17"><text:span text:style-name="T2">git clone </text:span><text:a xlink:type="simple" xlink:href="https://github.com/opencv/opencv.git" text:style-name="Internet_20_link" text:visited-style-name="Visited_20_Internet_20_Link"><text:span text:style-name="T2">https://github.com/opencv/opencv.git</text:span></text:a></text:p>
      <text:p text:style-name="P8"><text:span text:style-name="T2"/></text:p>
      <text:p text:style-name="P15"><text:span text:style-name="T8"/></text:p>
      <text:p text:style-name="P10">#opencv file location <text:span text:style-name="T15">in console</text:span></text:p>
      <text:p text:style-name="P10"/>
      <text:p text:style-name="P3">cd opencv</text:p>
      <text:p text:style-name="P3"/>
      <text:p text:style-name="P3">mkdir build</text:p>
      <text:p text:style-name="P3"/>
      <text:p text:style-name="P3">cd build</text:p>
      <text:p text:style-name="P3"/>
      <text:p text:style-name="P1"><text:span text:style-name="Source_20_Text"><text:span text:style-name="T3">cmake -D CMAKE_BUILD_TYPE=RELEASE \ -D CMAKE_INSTALL_PREFIX=/usr/local \ <text:s/>-D OPENCV_GENERATE_PKGCONFIG=ON \ ..</text:span></text:span></text:p>
      <text:p text:style-name="P1"><text:span text:style-name="Source_20_Text"><text:span text:style-name="T2"/></text:span></text:p>
      <text:p text:style-name="P2"><text:span text:style-name="Source_20_Text"><text:span text:style-name="T3">make -j7 </text:span></text:span><text:span text:style-name="Source_20_Text"><text:span text:style-name="T7">#</text:span></text:span><text:span text:style-name="Source_20_Text"><text:span text:style-name="T3">T</text:span></text:span><text:span text:style-name="Source_20_Text"><text:span text:style-name="T6">h</text:span></text:span><text:span text:style-name="Source_20_Text"><text:span text:style-name="T3">is step </text:span></text:span><text:span text:style-name="Source_20_Text"><text:span text:style-name="T5">may</text:span></text:span><text:span text:style-name="Source_20_Text"><text:span text:style-name="T3"> take some time</text:span></text:span></text:p>
      <text:p text:style-name="P2"><text:span text:style-name="Source_20_Text"><text:span text:style-name="T2"/></text:span></text:p>
      <text:p text:style-name="P2"><text:span text:style-name="Source_20_Text"><text:span text:style-name="T2">sudo make install</text:span></text:span></text:p>
      <text:p text:style-name="P5"/>
      <text:p text:style-name="P14">more information about installation you can find at: <text:a xlink:type="simple" xlink:href="https://docs.opencv.org/3.4/d7/d9f/tutorial_linux_install.html" text:style-name="Internet_20_link" text:visited-style-name="Visited_20_Internet_20_Link">https://docs.opencv.org/3.4/d7/d9f/tutorial_linux_install.html</text:a></text:p>
      <text:p text:style-name="P18"><text:span text:style-name="T10"/></text:p>
      <text:p text:style-name="P3"/>
      <text:p text:style-name="P19"><text:span text:style-name="T14">2</text:span><text:span text:style-name="T12">)</text:span><text:span text:style-name="T13">Download github code repository </text:span></text:p>
      <text:p text:style-name="P9"/>
      <text:p text:style-name="P10"><text:a xlink:type="simple" xlink:href="https://github.com/sekuba101/read_text_computer_vision/tree/master/linux%20program" text:style-name="Internet_20_link" text:visited-style-name="Visited_20_Internet_20_Link">https://github.com/sekuba101/read_text_computer_vision/tree/master/linux%20program</text:a></text:p>
      <text:p text:style-name="P10"/>
      <text:p text:style-name="P12"/>
      <text:p text:style-name="P20"><text:span text:style-name="T14">3</text:span><text:span text:style-name="T11">)</text:span><text:span text:style-name="T14">make main</text:span></text:p>
      <text:p text:style-name="P22"><text:span text:style-name="T14">4) run main</text:span></text:p>
      <text:p text:style-name="P22"><text:span text:style-name="T14">5) copy your files path (should be ended with ‘/’)</text:span></text:p>
      <text:p text:style-name="P22"><text:span text:style-name="T14">6)write constant part of the fies name e.g. train_</text:span></text:p>
      <text:p text:style-name="P22"><text:soft-page-break/><text:span text:style-name="T14"/></text:p>
      <text:p text:style-name="P22"><text:span text:style-name="T14">7) write amount of files. Note that files will be readed from number 1 to the number that you will pass.</text:span></text:p>
      <text:p text:style-name="P21"><text:span text:style-name="T14">8</text:span><text:span text:style-name="T2">) results will be placed In input file as .txt files.</text:span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>To read all files from the input file you need to firstly pass to the program input file path then pass train_ and then 5.</text:span></text:p>
      <text:p text:style-name="P13"/>
      <text:p text:style-name="P13"/>
      <text:p text:style-name="P10"/>
      <text:p text:style-name="P9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2:33:15.424547454</meta:creation-date>
    <dc:date>2020-11-09T22:44:14.999773442</dc:date>
    <meta:editing-duration>PT43M4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28" meta:word-count="187" meta:character-count="1344" meta:non-whitespace-character-count="1176"/>
  </office:meta>
</office:document-meta>
</file>